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33.35mm" svg:height="89.69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draw:frame text:anchor-type="as-char" svg:width="134.41mm" svg:height="92.87mm" style:rel-width="scale" style:rel-height="scale"><draw:object-ole xlink:href="OleObj2"/><draw:image xlink:href="ObjectReplacements/OleObj2"/></draw:frame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